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Serif" svg:font-family="Serif" style:font-family-generic="roman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4" style:family="paragraph" style:parent-style-name="Standard" style:list-style-name="L3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5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6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7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8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9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10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11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12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13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14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15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16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17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18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19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20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21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22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23" style:family="paragraph" style:parent-style-name="Standard" style:list-style-name="L3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24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25" style:family="paragraph" style:parent-style-name="Standard" style:list-style-name="L3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26" style:family="paragraph" style:parent-style-name="Standard" style:list-style-name="L3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27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28" style:family="paragraph" style:parent-style-name="Standard" style:list-style-name="L3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29" style:family="paragraph" style:parent-style-name="Standard" style:list-style-name="L3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30" style:family="paragraph" style:parent-style-name="Standard" style:list-style-name="L3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31" style:family="paragraph" style:parent-style-name="Standard" style:list-style-name="L3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32" style:family="paragraph" style:parent-style-name="Standard" style:list-style-name="L6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33" style:family="paragraph" style:parent-style-name="Standard" style:list-style-name="L6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34" style:family="paragraph" style:parent-style-name="Standard" style:list-style-name="L6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35" style:family="paragraph" style:parent-style-name="Standard" style:list-style-name="L6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36" style:family="paragraph" style:parent-style-name="Standard" style:list-style-name="L6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37" style:family="paragraph" style:parent-style-name="Standard" style:list-style-name="L6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38" style:family="paragraph" style:parent-style-name="Standard" style:list-style-name="L6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39" style:family="paragraph" style:parent-style-name="Standard">
      <style:text-properties fo:font-size="18pt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Scénarios</text:p>
      <text:p text:style-name="P1"/>
      <text:p text:style-name="P2">Recherche et achat d'un produit</text:p>
      <text:p text:style-name="P3"/>
      <text:p text:style-name="P3">L'utilisateur, une mère qui utilise régulièrement internet, souhaite acheter une veste pour sa fille de huit ans. Elle n'a pas une idée précise de ce qu'elle recherche, mis à part qu'elle veut une veste pour l'hiver, ci-possible de marque, mais tout en restant dans un budget raisonnable. Elle se rend sur le site <text:span text:style-name="T1">Planete-Kids</text:span><text:span text:style-name="T2">, sur lequel elle dispose un compte utilisateur.</text:span></text:p>
      <text:p text:style-name="P3"/>
      <text:list text:style-name="L5">
        <text:list-item>
          <text:p text:style-name="P5">Arrivée sur la page d'accueil, elle décide de faire une recherche en utilisant le mot-clé « veste »</text:p>
        </text:list-item>
        <text:list-item>
          <text:p text:style-name="P5">Le site lui renvoie une liste d'articles correspondants à ce mot clé</text:p>
        </text:list-item>
        <text:list-item>
          <text:p text:style-name="P5">Elle filtre les résultats de la recherche en utilisant un filtre sur les âges : de 6 à 10 ans</text:p>
        </text:list-item>
        <text:list-item>
          <text:p text:style-name="P5">Le site lui renvoie une nouvelle liste d'articles filtrée par âge</text:p>
        </text:list-item>
        <text:list-item>
          <text:p text:style-name="P5">Elle ajoute maintenant un autre filtre en fixant un prix maximum de 90€</text:p>
        </text:list-item>
        <text:list-item>
          <text:p text:style-name="P5">Les résultats sont maintenant filtrés par âge et par prix</text:p>
        </text:list-item>
        <text:list-item>
          <text:p text:style-name="P5">Elle remarque dans la liste un article intéressant, elle demande donc à visualiser ses détails</text:p>
        </text:list-item>
        <text:list-item>
          <text:p text:style-name="P5">Les détails de l'article apparaissent</text:p>
        </text:list-item>
        <text:list-item>
          <text:p text:style-name="P5">Après avoir inspecté l'article, elle décide que celui-ci lui convient. Elle le met donc dans le panier</text:p>
        </text:list-item>
        <text:list-item>
          <text:p text:style-name="P5">Elle veut maintenant procéder à l'achat, elle va donc dans son panier</text:p>
        </text:list-item>
        <text:list-item>
          <text:p text:style-name="P5">Elle demande ensuite la validation de la commande correspondante au panier</text:p>
        </text:list-item>
        <text:list-item>
          <text:p text:style-name="P5"><text:bookmark-start text:name="DDE_LINK1"/>Le site lui demande de s'authentifier avec son nom d'utilisateur et son mot de passe, ou de s'inscrire comme nouvel utilisateur<text:bookmark-end text:name="DDE_LINK1"/></text:p>
        </text:list-item>
        <text:list-item>
          <text:p text:style-name="P5">Elle choisit de s'authentifier et rentre son nom d'utilisateur et son mot de passe</text:p>
        </text:list-item>
        <text:list-item>
          <text:p text:style-name="P5">Le site lui confirme son identité, puis lui demande le type de livraison qu'elle souhaite</text:p>
        </text:list-item>
        <text:list-item>
          <text:p text:style-name="P5">Elle choisit un type de livraison</text:p>
        </text:list-item>
        <text:list-item>
          <text:p text:style-name="P5">Le site affiche un récapitulatif de la commande et le prix à payer</text:p>
        </text:list-item>
        <text:list-item>
          <text:p text:style-name="P5">Elle confirme l'achat</text:p>
        </text:list-item>
        <text:list-item>
          <text:p text:style-name="P5">La page de paiement apparaît et elle rentre ses coordonnées bancaires</text:p>
        </text:list-item>
        <text:list-item>
          <text:p text:style-name="P5">L'achat est effectué.</text:p>
        </text:list-item>
      </text:list>
      <text:p text:style-name="P2"/>
      <text:p text:style-name="P2"/>
      <text:p text:style-name="P2">Changement de coordonnées d'un client</text:p>
      <text:p text:style-name="P2"/>
      <text:p text:style-name="P3">Un client de <text:span text:style-name="T1">Planete-kids</text:span><text:span text:style-name="T2"> vient de déménager. Il décide donc de se rendre sur le site pour modifier son adresse.</text:span></text:p>
      <text:p text:style-name="P2"/>
      <text:list text:style-name="L3">
        <text:list-item>
          <text:p text:style-name="P4">L'utilisateur demande à accéder à son compte client</text:p>
        </text:list-item>
      </text:list>
      <text:list text:style-name="L5">
        <text:list-item>
          <text:p text:style-name="P5">Le site lui demande de s'authentifier avec son nom d'utilisateur et son mot de passe, ou de s'inscrire comme nouvel utilisateur</text:p>
        </text:list-item>
      </text:list>
      <text:list text:style-name="L3">
        <text:list-item>
          <text:p text:style-name="P4">Il rentre son nom d'utilisateur et son mot de passe</text:p>
        </text:list-item>
        <text:list-item>
          <text:p text:style-name="P4">Une fois identifié, le site affiche les actions qu'il peut faire sur son compte</text:p>
        </text:list-item>
        <text:list-item>
          <text:p text:style-name="P4">Il demande à accéder à ses coordonnées personnelles</text:p>
        </text:list-item>
        <text:list-item>
          <text:p text:style-name="P4">Ses coordonnées apparaissent</text:p>
        </text:list-item>
        <text:list-item>
          <text:p text:style-name="P4">Il change son adresse postale, puis confirme la modification</text:p>
        </text:list-item>
        <text:list-item>
          <text:p text:style-name="P4">Il demande à se déconnecte</text:p>
        </text:list-item>
        <text:list-item>
          <text:p text:style-name="P4">L'utilisateur n'est plus connecté et le site affiche à nouveau la page d'accueil</text:p>
        </text:list-item>
      </text:list>
      <text:p text:style-name="P3"/>
      <text:p text:style-name="P3"/>
      <text:p text:style-name="P2">Parcours du catalogue</text:p>
      <text:p text:style-name="P2"/>
      <text:p text:style-name="P3"><text:soft-page-break/><text:span text:style-name="T2">Un internaute cherche à se renseigner sur les prix pratiqués sur les vêtements de marque pour enfants, il se rend donc sur </text:span><text:span text:style-name="T1">Planete-kid</text:span><text:span text:style-name="T2">s pour parcourir le catalogue, sans objectif d'achat.</text:span></text:p>
      <text:p text:style-name="P3"><text:span text:style-name="T2"/></text:p>
      <text:list text:style-name="L6">
        <text:list-item>
          <text:p text:style-name="P32"><text:span text:style-name="T2">Afin de parcourir le catalogue, il lance une recherche en ajoutant un filtre sur la marque Oxbow</text:span></text:p>
        </text:list-item>
        <text:list-item>
          <text:p text:style-name="P32"><text:span text:style-name="T2">Le site renvoie une liste d'article de marque Oxbow, et pour chacun de ceux-la, une brève description, une petite photo, et le prix</text:span></text:p>
        </text:list-item>
        <text:list-item>
          <text:p text:style-name="P32"><text:span text:style-name="T2">Il demande les détails d'un article</text:span></text:p>
        </text:list-item>
        <text:list-item>
          <text:p text:style-name="P32"><text:span text:style-name="T2">Il obtient les détails, puis il retourne sur les résultats de la recherche</text:span></text:p>
        </text:list-item>
        <text:list-item>
          <text:p text:style-name="P32"><text:span text:style-name="T2">Il ajoute un filtre par catégories à la recherche : vestes</text:span></text:p>
        </text:list-item>
        <text:list-item>
          <text:p text:style-name="P32"><text:span text:style-name="T2">Les nouveaux résultats apparaissent</text:span></text:p>
        </text:list-item>
        <text:list-item>
          <text:p text:style-name="P32"><text:span text:style-name="T2">Il consulte la liste, puis quitte le sit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Serif" svg:font-family="Serif" style:font-family-generic="roman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fr" fo:country="FR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Cl�ment Plantier</meta:initial-creator>
    <meta:creation-date>2007-11-27T15:51:25</meta:creation-date>
    <dc:creator>Cl�ment Plantier</dc:creator>
    <dc:date>2007-11-27T17:19:20</dc:date>
    <meta:editing-cycles>7</meta:editing-cycles>
    <meta:editing-duration>PT1H27M5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2" meta:word-count="531" meta:character-count="3132"/>
  </office:meta>
</office:document-meta>
</file>